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bd56" officeooo:paragraph-rsid="000cbd56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cbd56" officeooo:paragraph-rsid="000cbd5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cbd56" officeooo:paragraph-rsid="000e876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0aec" officeooo:paragraph-rsid="000d0ae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e876d" officeooo:paragraph-rsid="000e876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a4f9" officeooo:paragraph-rsid="0011a4f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1a4f9" officeooo:paragraph-rsid="0011a4f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1a4f9" officeooo:paragraph-rsid="0011c00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1a4f9" officeooo:paragraph-rsid="0011ea48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11c00b" officeooo:paragraph-rsid="0011c00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cbd56" officeooo:paragraph-rsid="0011c00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0cbd56" officeooo:paragraph-rsid="0011ea48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0d0aec" officeooo:paragraph-rsid="0011c00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0d0aec" officeooo:paragraph-rsid="0011ea48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31ac2" officeooo:paragraph-rsid="00131ac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31ac2" officeooo:paragraph-rsid="00148af6" style:font-size-asian="12.25pt" style:font-size-complex="14pt"/>
    </style:style>
    <style:style style:name="T1" style:family="text">
      <style:text-properties officeooo:rsid="000d0aec"/>
    </style:style>
    <style:style style:name="T2" style:family="text">
      <style:text-properties officeooo:rsid="000e876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876d"/>
    </style:style>
    <style:style style:name="T5" style:family="text">
      <style:text-properties officeooo:rsid="00104106"/>
    </style:style>
    <style:style style:name="T6" style:family="text">
      <style:text-properties officeooo:rsid="0011a4f9"/>
    </style:style>
    <style:style style:name="T7" style:family="text">
      <style:text-properties officeooo:rsid="0011c00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76d" style:font-weight-asian="bold" style:font-weight-complex="bold"/>
    </style:style>
    <style:style style:name="T10" style:family="text">
      <style:text-properties fo:font-weight="bold" officeooo:rsid="0011ea48" style:font-weight-asian="bold" style:font-weight-complex="bold"/>
    </style:style>
    <style:style style:name="T11" style:family="text">
      <style:text-properties fo:font-weight="bold" officeooo:rsid="000cbd56" style:font-weight-asian="bold" style:font-weight-complex="bold"/>
    </style:style>
    <style:style style:name="T12" style:family="text">
      <style:text-properties officeooo:rsid="00148a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Garage Bruno</text:p>
      <text:p text:style-name="P1"/>
      <text:p text:style-name="P2"><text:span text:style-name="T1">1) </text:span><text:span text:style-name="T3">Création d’un nom, de l’identité du garage </text:span><text:span text:style-name="T4">et d’un logo</text:span></text:p>
      <text:p text:style-name="P2"/>
      <text:p text:style-name="P2">- délai : <text:span text:style-name="T2">1</text:span> semaines</text:p>
      <text:p text:style-name="P2">- tarif : 2<text:span text:style-name="T2">5</text:span>0€ <text:span text:style-name="T2">HT</text:span></text:p>
      <text:p text:style-name="P2"/>
      <text:p text:style-name="P4">1.1) A la fin de ces 2 semaines il vous sera proposé 3 logos et 3 noms pour votre entreprise, suite à votre choix ils seront intégrés à votre site .</text:p>
      <text:p text:style-name="P4"/>
      <text:p text:style-name="P4"/>
      <text:p text:style-name="P4">2) <text:span text:style-name="T4">Maquettage du site</text:span></text:p>
      <text:p text:style-name="P4"/>
      <text:p text:style-name="P3">- délai : <text:span text:style-name="T2">2</text:span> semaines</text:p>
      <text:p text:style-name="P3">- tarif : <text:span text:style-name="T2">4</text:span>00€ <text:span text:style-name="T2">HT</text:span></text:p>
      <text:p text:style-name="P3"/>
      <text:p text:style-name="P5">2.1) Le maquettage est la création de de toutes les pages de votre site en version statique, <text:span text:style-name="T5">chacune des fonctionnalités seront détaillées dans une annexe fournie avec la maquette .</text:span></text:p>
      <text:p text:style-name="P5"/>
      <text:p text:style-name="P5"/>
      <text:p text:style-name="P6">3) <text:span text:style-name="T3">Conception et codage du site</text:span></text:p>
      <text:p text:style-name="P6"><text:span text:style-name="T3"/></text:p>
      <text:p text:style-name="P6"><text:span text:style-name="T3"/></text:p>
      <text:p text:style-name="P7">- délai : <text:span text:style-name="T7">3 semaines</text:span></text:p>
      <text:p text:style-name="P7">- tarif : 850€ HT</text:p>
      <text:p text:style-name="P7"/>
      <text:p text:style-name="P7">3.1) La conception du site <text:span text:style-name="T7">avec un CMS (assistant de création de site internet)</text:span> inclut le mode responsive (version : mobile et pc du site) .</text:p>
      <text:p text:style-name="P7"/>
      <text:p text:style-name="P7"/>
      <text:p text:style-name="P8">- délai : <text:span text:style-name="T7">1 mois</text:span></text:p>
      <text:p text:style-name="P8">- tarif : <text:span text:style-name="T7">1200</text:span>€ HT</text:p>
      <text:p text:style-name="P8"/>
      <text:p text:style-name="P10">3.2) <text:span text:style-name="T6">La conception du site </text:span>sans CMS (assistant de création de site internet)<text:span text:style-name="T6"> inclut le mode responsive (version : mobile et pc du site) </text:span>et elle permet de simplifier la migration et l’évolution des langages du web .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4) <text:span text:style-name="T3">Planning</text:span></text:p>
      <text:p text:style-name="P10"><text:span text:style-name="T3"/></text:p>
      <text:p text:style-name="P12">- Création d’un nom, de l’identité du garage <text:span text:style-name="T2">et d’un logo : </text:span><text:span text:style-name="T9">1</text:span><text:span text:style-name="T8"> semaines</text:span></text:p>
      <text:p text:style-name="P11"/>
      <text:p text:style-name="P14"><text:span text:style-name="T2">- Maquettage du site : </text:span><text:span text:style-name="T10">2</text:span><text:span text:style-name="T11"> semaines</text:span></text:p>
      <text:p text:style-name="P13"/>
      <text:p text:style-name="P9"><text:span text:style-name="T2">- Conception et codage du site </text:span><text:span text:style-name="T7">avec CMS : </text:span><text:span text:style-name="T10">3</text:span><text:span text:style-name="T11"> semaines</text:span></text:p>
      <text:p text:style-name="P8"/>
      <text:p text:style-name="P8"><text:span text:style-name="T7">- Conception et codage du site sans CMS : </text:span><text:span text:style-name="T10">1 mois</text:span></text:p>
      <text:p text:style-name="P10"/>
      <text:p text:style-name="P10"/>
      <text:p text:style-name="P16"><text:span text:style-name="T3">Note</text:span> : </text:p>
      <text:p text:style-name="P16"/>
      <text:p text:style-name="P16">- Vous serez tenus informé de l’évolution de chaque étapes à la moitié du temps alloué <text:span text:style-name="T12">à celle-ci .</text:span></text:p>
      <text:p text:style-name="P16"/>
      <text:p text:style-name="P16">- <text:span text:style-name="T12">Vous serez consulté à plusieurs reprises afin de faire des mises au points et de rester dans l’orientation que vous désirez pour les différentes prestations .</text:span></text:p>
      <text:p text:style-name="P16"/>
      <text:p text:style-name="P16">- <text:span text:style-name="T12">Les délais peuvent évoluer de manière raisonnable en fonction des difficultés rencontrées .</text:span></text:p>
      <text:p text:style-name="P16"/>
      <text:p text:style-name="P16"/>
      <text:p text:style-name="P15"/>
      <text:p text:style-name="P15"/>
      <text:p text:style-name="P10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09:14:58.262000000</meta:creation-date>
    <dc:date>2021-11-30T16:13:08.560000000</dc:date>
    <meta:editing-duration>PT5H3M12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5" meta:word-count="296" meta:character-count="1530" meta:non-whitespace-character-count="1258"/>
  </office:meta>
</office:document-meta>
</file>